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4000000E6C552D56E4432DEB3.png" manifest:media-type="image/png"/>
  <manifest:file-entry manifest:full-path="Pictures/1000000000000222000000CCEBA17D14B35776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06cm" fo:min-width="2.33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7cm" fo:min-width="0.288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FreeMono"/>
    </style:style>
    <style:style style:name="P4" style:family="paragraph">
      <loext:graphic-properties draw:fill="none" draw:fill-color="#ffffff"/>
      <style:text-properties style:font-name="FreeMono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cm" svg:height="2.2cm" svg:x="5.6cm" svg:y="2.411cm">
          <text:p text:style-name="P1">comand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.2cm" svg:x="15.4cm" svg:y="2.511cm">
          <text:p text:style-name="P1">comand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6cm" svg:y1="3.611cm" svg:x2="15.4cm" svg:y2="3.611cm">
          <text:p/>
        </draw:line>
        <draw:line draw:style-name="gr2" draw:text-style-name="P2" draw:layer="layout" svg:x1="7.6cm" svg:y1="4.611cm" svg:x2="7.6cm" svg:y2="6.011cm">
          <text:p/>
        </draw:line>
        <draw:line draw:style-name="gr2" draw:text-style-name="P2" draw:layer="layout" svg:x1="17.4cm" svg:y1="4.711cm" svg:x2="17.4cm" svg:y2="6.111cm">
          <text:p/>
        </draw:line>
        <draw:line draw:style-name="gr2" draw:text-style-name="P2" draw:layer="layout" svg:x1="19.4cm" svg:y1="3.611cm" svg:x2="21.1cm" svg:y2="3.611cm">
          <text:p/>
        </draw:line>
        <draw:frame draw:style-name="gr3" draw:text-style-name="P4" draw:layer="layout" svg:width="3cm" svg:height="1.521cm" svg:x="9.4cm" svg:y="2.2cm">
          <draw:text-box>
            <text:p text:style-name="P3">stdout</text:p>
          </draw:text-box>
        </draw:frame>
        <draw:frame draw:style-name="gr4" draw:text-style-name="P4" draw:layer="layout" svg:width="2.6cm" svg:height="0.886cm" svg:x="3.6cm" svg:y="2.311cm">
          <draw:text-box>
            <text:p text:style-name="P3">stdin</text:p>
          </draw:text-box>
        </draw:frame>
        <draw:line draw:style-name="gr2" draw:text-style-name="P2" draw:layer="layout" svg:x1="3.9cm" svg:y1="3.511cm" svg:x2="5.6cm" svg:y2="3.511cm">
          <text:p/>
        </draw:line>
        <draw:frame draw:style-name="gr3" draw:text-style-name="P4" draw:layer="layout" svg:width="3cm" svg:height="1.521cm" svg:x="19.2cm" svg:y="2.479cm">
          <draw:text-box>
            <text:p text:style-name="P3">stdout</text:p>
          </draw:text-box>
        </draw:frame>
        <draw:frame draw:style-name="gr3" draw:text-style-name="P4" draw:layer="layout" svg:width="3cm" svg:height="1.521cm" svg:x="7.8cm" svg:y="4.649cm">
          <draw:text-box>
            <text:p text:style-name="P3">stderr</text:p>
          </draw:text-box>
        </draw:frame>
        <draw:frame draw:style-name="gr3" draw:text-style-name="P4" draw:layer="layout" svg:width="3cm" svg:height="1.521cm" svg:x="17.6cm" svg:y="4.81cm">
          <draw:text-box>
            <text:p text:style-name="P3">stderr</text:p>
          </draw:text-box>
        </draw:frame>
        <draw:frame draw:style-name="gr5" draw:text-style-name="P1" draw:layer="layout" svg:width="2.6cm" svg:height="0.971cm" svg:x="0.6cm" svg:y="2.94cm">
          <draw:image xlink:href="Pictures/1000000000000222000000CCEBA17D14B3577644.png" xlink:type="simple" xlink:show="embed" xlink:actuate="onLoad" loext:mime-type="image/png">
            <text:p/>
          </draw:image>
        </draw:frame>
        <draw:frame draw:style-name="gr6" draw:text-style-name="P5" draw:layer="layout" svg:width="3.2cm" svg:height="1.673cm" svg:x="0.6cm" svg:y="1.6cm">
          <draw:text-box>
            <text:p>Tastiera</text:p>
          </draw:text-box>
        </draw:frame>
        <draw:frame draw:style-name="gr5" draw:text-style-name="P1" draw:layer="layout" svg:width="2.194cm" svg:height="2.38cm" svg:x="6.406cm" svg:y="6.311cm">
          <draw:image xlink:href="Pictures/10000000000000D4000000E6C552D56E4432DEB3.png" xlink:type="simple" xlink:show="embed" xlink:actuate="onLoad" loext:mime-type="image/png">
            <text:p/>
          </draw:image>
        </draw:frame>
        <draw:frame draw:style-name="gr6" draw:text-style-name="P5" draw:layer="layout" svg:width="3.2cm" svg:height="1.673cm" svg:x="8.8cm" svg:y="6.711cm">
          <draw:text-box>
            <text:p>Schermo</text:p>
          </draw:text-box>
        </draw:frame>
        <draw:frame draw:style-name="gr5" draw:text-style-name="P1" draw:layer="layout" svg:width="2.194cm" svg:height="2.38cm" svg:x="16.406cm" svg:y="6.331cm">
          <draw:image xlink:href="Pictures/10000000000000D4000000E6C552D56E4432DEB3.png" xlink:type="simple" xlink:show="embed" xlink:actuate="onLoad" loext:mime-type="image/png">
            <text:p/>
          </draw:image>
        </draw:frame>
        <draw:frame draw:style-name="gr6" draw:text-style-name="P5" draw:layer="layout" svg:width="3.2cm" svg:height="1.673cm" svg:x="18.8cm" svg:y="6.731cm">
          <draw:text-box>
            <text:p>Schermo</text:p>
          </draw:text-box>
        </draw:frame>
        <draw:frame draw:style-name="gr5" draw:text-style-name="P1" draw:layer="layout" svg:width="2.194cm" svg:height="2.38cm" svg:x="22cm" svg:y="2.6cm">
          <draw:image xlink:href="Pictures/10000000000000D4000000E6C552D56E4432DEB3.png" xlink:type="simple" xlink:show="embed" xlink:actuate="onLoad" loext:mime-type="image/png">
            <text:p/>
          </draw:image>
        </draw:frame>
        <draw:frame draw:style-name="gr6" draw:text-style-name="P5" draw:layer="layout" svg:width="3.2cm" svg:height="1.673cm" svg:x="24.394cm" svg:y="3cm">
          <draw:text-box>
            <text:p>Schermo</text:p>
          </draw:text-box>
        </draw:frame>
        <draw:frame draw:style-name="gr4" draw:text-style-name="P4" draw:layer="layout" svg:width="2.6cm" svg:height="0.886cm" svg:x="13.597cm" svg:y="2.238cm">
          <draw:text-box>
            <text:p text:style-name="P3">stdin</text:p>
          </draw:text-box>
        </draw:frame>
        <draw:custom-shape draw:style-name="gr7" draw:text-style-name="P1" draw:layer="layout" svg:width="0.787cm" svg:height="2.592cm" draw:transform="rotate (-1.5688764646177) translate (13.595cm 3.211cm)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8:05:54.453325151</meta:creation-date>
    <dc:date>2022-10-04T18:15:33.092044305</dc:date>
    <meta:editing-duration>PT9M39S</meta:editing-duration>
    <meta:editing-cycles>1</meta:editing-cycles>
    <meta:document-statistic meta:object-count="45"/>
    <meta:generator>LibreOffice/6.4.7.2$Linux_X86_64 LibreOffice_project/40$Build-2</meta:generator>
  </office:meta>
</office:document-meta>
</file>